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" fo:font-size="11pt" style:font-name-asian="Courier New" style:font-size-asian="11pt" style:font-name-complex="Courier New" style:font-size-complex="11pt"/>
    </style:style>
    <style:style style:name="P4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fo:color="#000000" style:font-name="Arial"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name-asian="Courier New" style:font-size-asian="11pt" style:font-name-complex="Courier New" style:font-size-complex="11pt"/>
    </style:style>
    <style:style style:name="T1" style:family="text">
      <style:text-properties fo:color="#000000" style:text-underline-style="solid" style:text-underline-width="auto" style:text-underline-color="font-color"/>
    </style:style>
    <style:style style:name="T2" style:family="text">
      <style:text-properties fo:color="#000000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AMILIENZULAGEN-KASSE ALFA - AGENTUR 4</text:p>
      <text:p text:style-name="P3">Postfach</text:p>
      <text:p text:style-name="P5">2501 <text:span text:style-name="T2">Biel</text:span></text:p>
      <text:p text:style-name="P5"><text:s text:c="22"/></text:p>
      <text:p text:style-name="P5"><text:span text:style-name="T1">Tel</text:span> 032 328.80.10</text:p>
      <text:p text:style-name="P5"><text:span text:style-name="T1">Fax</text:span> 032 328.80.09 <text:s/></text:p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5-15T16:41:04.52</dc:date>
    <meta:print-date>2011-05-25T15:06:35</meta:print-date>
    <meta:editing-cycles>24</meta:editing-cycles>
    <meta:editing-duration>PT1H45M47S</meta:editing-duration>
    <meta:document-statistic meta:table-count="0" meta:image-count="0" meta:object-count="0" meta:page-count="1" meta:paragraph-count="6" meta:word-count="14" meta:character-count="113"/>
    <meta:user-defined meta:name="Info 1"/>
    <meta:user-defined meta:name="Info 2"/>
    <meta:user-defined meta:name="Info 3"/>
    <meta:user-defined meta:name="Info 4"/>
  </office:meta>
</office:document-meta>
</file>